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Action.getEventConsum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Action.getEventSt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Action.DispatchAction( EventStateCollection eventStates , Collection eventConsum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